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language="de" fo:country="DE"/>
    </style:style>
    <style:style style:name="P2" style:family="paragraph" style:parent-style-name="Text_20_body">
      <style:text-properties style:font-name="Times New Roman" fo:language="de" fo:country="DE" officeooo:rsid="0007e3c6" officeooo:paragraph-rsid="0009b34e"/>
    </style:style>
    <style:style style:name="P3" style:family="paragraph" style:parent-style-name="Text_20_body">
      <style:text-properties style:font-name="Times New Roman" fo:language="de" fo:country="DE" officeooo:rsid="000a9a39" officeooo:paragraph-rsid="000a9a39"/>
    </style:style>
    <style:style style:name="P4" style:family="paragraph" style:parent-style-name="Text_20_body">
      <style:text-properties style:font-name="Times New Roman" fo:language="de" fo:country="DE" officeooo:rsid="000defe4" officeooo:paragraph-rsid="000defe4"/>
    </style:style>
    <style:style style:name="P5" style:family="paragraph" style:parent-style-name="Text_20_body">
      <style:text-properties style:font-name="Times New Roman" fo:language="de" fo:country="DE" officeooo:rsid="0010a4c7" officeooo:paragraph-rsid="0010a4c7"/>
    </style:style>
    <style:style style:name="P6" style:family="paragraph" style:parent-style-name="Text_20_body">
      <style:text-properties fo:language="de" fo:country="DE" officeooo:rsid="0001dade" officeooo:paragraph-rsid="0001dade"/>
    </style:style>
    <style:style style:name="P7" style:family="paragraph" style:parent-style-name="Text_20_body">
      <style:text-properties fo:language="de" fo:country="DE" officeooo:rsid="0001dade" officeooo:paragraph-rsid="000f9129"/>
    </style:style>
    <style:style style:name="P8" style:family="paragraph" style:parent-style-name="Text_20_body">
      <style:paragraph-properties fo:text-align="center" style:justify-single-word="false"/>
      <style:text-properties fo:language="de" fo:country="DE" officeooo:rsid="00024fbe" officeooo:paragraph-rsid="00024fbe"/>
    </style:style>
    <style:style style:name="P9" style:family="paragraph" style:parent-style-name="Text_20_body">
      <style:text-properties fo:language="de" fo:country="DE" officeooo:rsid="002e0d22" officeooo:paragraph-rsid="002edefd"/>
    </style:style>
    <style:style style:name="P10" style:family="paragraph" style:parent-style-name="Text_20_body">
      <style:text-properties fo:language="de" fo:country="DE" officeooo:rsid="002edefd" officeooo:paragraph-rsid="002edefd"/>
    </style:style>
    <style:style style:name="P11" style:family="paragraph" style:parent-style-name="Text_20_body">
      <style:text-properties officeooo:rsid="00142532" officeooo:paragraph-rsid="00142532"/>
    </style:style>
    <style:style style:name="P12" style:family="paragraph" style:parent-style-name="Text_20_body">
      <style:text-properties officeooo:rsid="00146aae" officeooo:paragraph-rsid="00146aae"/>
    </style:style>
    <style:style style:name="P13" style:family="paragraph" style:parent-style-name="Text_20_body">
      <style:text-properties officeooo:paragraph-rsid="00146aae"/>
    </style:style>
    <style:style style:name="P14" style:family="paragraph" style:parent-style-name="Text_20_body">
      <style:text-properties officeooo:rsid="0018c596" officeooo:paragraph-rsid="0018c596"/>
    </style:style>
    <style:style style:name="P15" style:family="paragraph" style:parent-style-name="Text_20_body">
      <style:text-properties officeooo:rsid="001db4c8" officeooo:paragraph-rsid="00266025"/>
    </style:style>
    <style:style style:name="P16" style:family="paragraph" style:parent-style-name="Text_20_body">
      <style:text-properties officeooo:rsid="00266025" officeooo:paragraph-rsid="00266025"/>
    </style:style>
    <style:style style:name="P17" style:family="paragraph" style:parent-style-name="Text_20_body">
      <style:text-properties officeooo:rsid="0028097d" officeooo:paragraph-rsid="0028097d"/>
    </style:style>
    <style:style style:name="P18" style:family="paragraph" style:parent-style-name="Text_20_body">
      <style:text-properties officeooo:rsid="002aaaad" officeooo:paragraph-rsid="002aaaad"/>
    </style:style>
    <style:style style:name="P19" style:family="paragraph" style:parent-style-name="Text_20_body" style:list-style-name="L1">
      <style:text-properties fo:language="de" fo:country="DE" officeooo:rsid="00024fbe" officeooo:paragraph-rsid="00024fbe"/>
    </style:style>
    <style:style style:name="P20" style:family="paragraph" style:parent-style-name="Text_20_body" style:list-style-name="L1">
      <style:text-properties fo:language="de" fo:country="DE" officeooo:rsid="00199525" officeooo:paragraph-rsid="00199525"/>
    </style:style>
    <style:style style:name="P21" style:family="paragraph" style:parent-style-name="Text_20_body" style:list-style-name="L1">
      <style:text-properties fo:language="de" fo:country="DE" officeooo:rsid="0004ce73" officeooo:paragraph-rsid="0004ce73"/>
    </style:style>
    <style:style style:name="P22" style:family="paragraph" style:parent-style-name="Text_20_body" style:list-style-name="L1">
      <style:text-properties fo:language="de" fo:country="DE" officeooo:rsid="00063cc8" officeooo:paragraph-rsid="00063cc8"/>
    </style:style>
    <style:style style:name="P23" style:family="paragraph" style:parent-style-name="Text_20_body" style:list-style-name="L1">
      <style:text-properties fo:language="de" fo:country="DE" officeooo:rsid="00033e5c" officeooo:paragraph-rsid="00033e5c"/>
    </style:style>
    <style:style style:name="P24" style:family="paragraph" style:parent-style-name="Text_20_body" style:list-style-name="L1">
      <style:text-properties fo:language="de" fo:country="DE" officeooo:rsid="00054fe8" officeooo:paragraph-rsid="00054fe8"/>
    </style:style>
    <style:style style:name="P25" style:family="paragraph" style:parent-style-name="Text_20_body" style:list-style-name="L1">
      <style:text-properties fo:language="de" fo:country="DE" officeooo:rsid="0038fdff" officeooo:paragraph-rsid="0038fdff"/>
    </style:style>
    <style:style style:name="P26" style:family="paragraph" style:parent-style-name="Text_20_body" style:list-style-name="L1">
      <style:text-properties fo:language="de" fo:country="DE" officeooo:rsid="00409282" officeooo:paragraph-rsid="00409282"/>
    </style:style>
    <style:style style:name="P27" style:family="paragraph" style:parent-style-name="Text_20_body">
      <style:text-properties fo:font-variant="normal" fo:text-transform="none" fo:color="#000000" fo:letter-spacing="normal" fo:font-style="normal" fo:font-weight="normal" officeooo:paragraph-rsid="000f9129"/>
    </style:style>
    <style:style style:name="P28" style:family="paragraph" style:parent-style-name="Text_20_body">
      <style:text-properties fo:font-variant="normal" fo:text-transform="none" fo:color="#000000" style:font-name="Times New Roman" fo:font-size="12pt" fo:letter-spacing="normal" fo:language="de" fo:country="DE" fo:font-style="normal" fo:font-weight="normal" officeooo:rsid="00146aae" officeooo:paragraph-rsid="00146aae" style:font-size-asian="12pt" style:font-style-asian="normal" style:font-weight-asian="normal" style:font-size-complex="12pt" style:font-style-complex="normal" style:font-weight-complex="normal"/>
    </style:style>
    <style:style style:name="P29" style:family="paragraph" style:parent-style-name="Text_20_body">
      <style:text-properties fo:font-variant="normal" fo:text-transform="none" fo:color="#000000" style:font-name="Times New Roman" fo:font-size="12pt" fo:letter-spacing="normal" fo:language="de" fo:country="DE" fo:font-style="normal" fo:font-weight="normal" officeooo:rsid="002aaaad" officeooo:paragraph-rsid="002aaaad" style:font-size-asian="12pt" style:font-style-asian="normal" style:font-weight-asian="normal" style:font-size-complex="12pt" style:font-style-complex="normal" style:font-weight-complex="normal"/>
    </style:style>
    <style:style style:name="P30" style:family="paragraph" style:parent-style-name="Text_20_body">
      <style:text-properties fo:font-variant="normal" fo:text-transform="none" fo:color="#000000" style:font-name="Times New Roman" fo:font-size="12pt" fo:letter-spacing="normal" fo:language="de" fo:country="DE" fo:font-style="normal" fo:font-weight="normal" officeooo:rsid="00198b96" officeooo:paragraph-rsid="0018c596" style:font-size-asian="12pt" style:font-style-asian="normal" style:font-weight-asian="normal" style:font-size-complex="12pt" style:font-style-complex="normal" style:font-weight-complex="normal"/>
    </style:style>
    <style:style style:name="P31" style:family="paragraph" style:parent-style-name="Text_20_body">
      <style:text-properties fo:font-variant="normal" fo:text-transform="none" fo:color="#000000" style:font-name="Times New Roman" fo:font-size="12pt" fo:letter-spacing="normal" fo:language="de" fo:country="DE" fo:font-style="normal" fo:font-weight="normal" officeooo:rsid="0015f32a" officeooo:paragraph-rsid="0015f32a"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1e6d26" officeooo:paragraph-rsid="00266025"/>
    </style:style>
    <style:style style:name="P33" style:family="paragraph" style:parent-style-name="Text_20_body">
      <style:text-properties officeooo:rsid="00266025" officeooo:paragraph-rsid="00266025"/>
    </style:style>
    <style:style style:name="P34" style:family="paragraph" style:parent-style-name="Text_20_body">
      <style:text-properties officeooo:paragraph-rsid="00315f6b"/>
    </style:style>
    <style:style style:name="P35" style:family="paragraph" style:parent-style-name="Text_20_body">
      <style:text-properties officeooo:rsid="003ae412" officeooo:paragraph-rsid="003ae412"/>
    </style:style>
    <style:style style:name="P36" style:family="paragraph" style:parent-style-name="Text_20_body">
      <style:text-properties officeooo:rsid="003ce439" officeooo:paragraph-rsid="003ce439"/>
    </style:style>
    <style:style style:name="P37" style:family="paragraph" style:parent-style-name="Text_20_body">
      <style:text-properties officeooo:rsid="00409282" officeooo:paragraph-rsid="00409282"/>
    </style:style>
    <style:style style:name="P38" style:family="paragraph" style:parent-style-name="Title">
      <style:paragraph-properties fo:text-align="center" style:justify-single-word="false"/>
      <style:text-properties fo:language="de" fo:country="DE" officeooo:rsid="0001dade" officeooo:paragraph-rsid="0001dade"/>
    </style:style>
    <style:style style:name="P39" style:family="paragraph" style:parent-style-name="Heading_20_3">
      <style:text-properties officeooo:rsid="00409282" officeooo:paragraph-rsid="00409282"/>
    </style:style>
    <style:style style:name="P40" style:family="paragraph" style:parent-style-name="Heading_20_2">
      <style:text-properties officeooo:rsid="00304b06" officeooo:paragraph-rsid="00304b06"/>
    </style:style>
    <style:style style:name="P41" style:family="paragraph" style:parent-style-name="Heading_20_2">
      <style:text-properties officeooo:paragraph-rsid="0038fdff"/>
    </style:style>
    <style:style style:name="P42" style:family="paragraph" style:parent-style-name="Heading_20_2">
      <style:text-properties officeooo:rsid="003ce439" officeooo:paragraph-rsid="003ce439"/>
    </style:style>
    <style:style style:name="P43" style:family="paragraph" style:parent-style-name="Heading_20_2">
      <style:text-properties officeooo:rsid="003d8aa0" officeooo:paragraph-rsid="003d8aa0"/>
    </style:style>
    <style:style style:name="P44" style:family="paragraph" style:parent-style-name="Heading_20_1">
      <style:text-properties officeooo:rsid="00304b06" officeooo:paragraph-rsid="00304b06"/>
    </style:style>
    <style:style style:name="P45" style:family="paragraph" style:parent-style-name="Heading_20_1">
      <style:text-properties officeooo:paragraph-rsid="003c9f16"/>
    </style:style>
    <style:style style:name="P46" style:family="paragraph" style:parent-style-name="Heading_20_1">
      <style:paragraph-properties fo:break-before="page"/>
      <style:text-properties fo:language="de" fo:country="DE" officeooo:rsid="00024fbe" officeooo:paragraph-rsid="00024fbe"/>
    </style:style>
    <style:style style:name="P47" style:family="paragraph" style:parent-style-name="Heading_20_1">
      <style:paragraph-properties fo:break-before="page"/>
      <style:text-properties style:font-name="Times New Roman" fo:language="de" fo:country="DE"/>
    </style:style>
    <style:style style:name="P48" style:family="paragraph" style:parent-style-name="Heading_20_1">
      <style:paragraph-properties fo:break-before="page"/>
      <style:text-properties fo:font-variant="normal" fo:text-transform="none" fo:color="#000000" fo:letter-spacing="normal" fo:font-style="normal" fo:font-weight="normal" officeooo:paragraph-rsid="000f9129"/>
    </style:style>
    <style:style style:name="P49" style:family="paragraph" style:parent-style-name="Heading_20_1">
      <style:paragraph-properties fo:break-before="page"/>
      <style:text-properties officeooo:rsid="001acd65" officeooo:paragraph-rsid="001acd65"/>
    </style:style>
    <style:style style:name="P50" style:family="paragraph" style:parent-style-name="Heading_20_1">
      <style:paragraph-properties fo:break-before="page"/>
      <style:text-properties officeooo:rsid="002ca601" officeooo:paragraph-rsid="002ca601"/>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84f0f"/>
    </style:style>
    <style:style style:name="T3" style:family="text">
      <style:text-properties fo:font-variant="normal" fo:text-transform="none" fo:color="#000000" style:font-name="Times New Roman" fo:letter-spacing="normal" fo:language="de" fo:country="DE" fo:font-style="normal" fo:font-weight="normal"/>
    </style:style>
    <style:style style:name="T4" style:family="text">
      <style:text-properties fo:font-variant="normal" fo:text-transform="none" fo:color="#000000" style:font-name="Times New Roman" fo:letter-spacing="normal" fo:language="de" fo:country="DE" fo:font-style="normal" fo:font-weight="normal" officeooo:rsid="00084f0f"/>
    </style:style>
    <style:style style:name="T5" style:family="text">
      <style:text-properties fo:font-variant="normal" fo:text-transform="none" fo:color="#000000" style:font-name="Times New Roman" fo:letter-spacing="normal" fo:language="de" fo:country="DE" fo:font-style="normal" fo:font-weight="normal" officeooo:rsid="00329f1e"/>
    </style:style>
    <style:style style:name="T6" style:family="text">
      <style:text-properties fo:font-variant="normal" fo:text-transform="none" fo:color="#000000" style:font-name="Times New Roman" fo:letter-spacing="normal" fo:language="de" fo:country="DE" fo:font-style="normal" fo:font-weight="normal" officeooo:rsid="00344924"/>
    </style:style>
    <style:style style:name="T7" style:family="text">
      <style:text-properties fo:font-variant="normal" fo:text-transform="none" fo:color="#000000" style:font-name="Times New Roman" fo:letter-spacing="normal" fo:language="de" fo:country="DE" fo:font-style="normal" fo:font-weight="normal" officeooo:rsid="00381f3c"/>
    </style:style>
    <style:style style:name="T8" style:family="text">
      <style:text-properties fo:font-variant="normal" fo:text-transform="none" fo:color="#000000" style:font-name="Times New Roman" fo:letter-spacing="normal" fo:language="de" fo:country="DE" fo:font-style="normal" fo:font-weight="normal" officeooo:rsid="003845af"/>
    </style:style>
    <style:style style:name="T9" style:family="text">
      <style:text-properties fo:font-variant="normal" fo:text-transform="none" fo:color="#000000" style:font-name="Times New Roman" fo:letter-spacing="normal" fo:language="de" fo:country="DE" fo:font-style="normal" fo:font-weight="normal" officeooo:rsid="00315f6b"/>
    </style:style>
    <style:style style:name="T10" style:family="text">
      <style:text-properties fo:font-variant="normal" fo:text-transform="none" fo:color="#000000" style:font-name="Times New Roman" fo:letter-spacing="normal" fo:language="de" fo:country="DE" fo:font-style="normal" fo:font-weight="normal" officeooo:rsid="00024fbe"/>
    </style:style>
    <style:style style:name="T11" style:family="text">
      <style:text-properties fo:font-variant="normal" fo:text-transform="none" fo:color="#000000" style:font-name="Times New Roman" fo:letter-spacing="normal" fo:language="de" fo:country="DE" fo:font-style="normal" fo:font-weight="normal" officeooo:rsid="0038fdff"/>
    </style:style>
    <style:style style:name="T12" style:family="text">
      <style:text-properties fo:font-variant="normal" fo:text-transform="none" fo:color="#000000" style:font-name="Times New Roman" fo:letter-spacing="normal" fo:language="de" fo:country="DE" fo:font-style="normal" fo:font-weight="normal" officeooo:rsid="003c9f16"/>
    </style:style>
    <style:style style:name="T13" style:family="text">
      <style:text-properties fo:font-variant="normal" fo:text-transform="none" fo:color="#000000" style:font-name="Times New Roman" fo:letter-spacing="normal" fo:language="de" fo:country="DE" fo:font-style="normal" fo:font-weight="normal" officeooo:rsid="003d8aa0"/>
    </style:style>
    <style:style style:name="T14" style:family="text">
      <style:text-properties fo:font-variant="normal" fo:text-transform="none" fo:color="#000000" style:font-name="Times New Roman" fo:letter-spacing="normal" fo:language="de" fo:country="DE" fo:font-style="normal" fo:font-weight="normal" officeooo:rsid="00409282"/>
    </style:style>
    <style:style style:name="T15"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Times New Roman" fo:font-size="12pt" fo:letter-spacing="normal" fo:language="de" fo:country="DE" fo:font-style="normal" fo:font-weight="normal" officeooo:rsid="0012c15a"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 fo:font-size="12pt" fo:letter-spacing="normal" fo:language="de" fo:country="DE" fo:font-style="normal" fo:font-weight="normal" officeooo:rsid="00146aae"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Times New Roman" fo:font-size="12pt" fo:letter-spacing="normal" fo:language="de" fo:country="DE" fo:font-style="normal" fo:font-weight="normal" officeooo:rsid="0015f32a"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Times New Roman" fo:font-size="12pt" fo:letter-spacing="normal" fo:language="de" fo:country="DE" fo:font-style="normal" fo:font-weight="normal" officeooo:rsid="00170d7d"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font-size="12pt" fo:letter-spacing="normal" fo:language="de" fo:country="DE" fo:font-style="normal" fo:font-weight="normal" officeooo:rsid="0018c596"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Times New Roman" fo:font-size="12pt" fo:letter-spacing="normal" fo:language="de" fo:country="DE" fo:font-style="normal" fo:font-weight="normal" officeooo:rsid="00198b96" style:font-size-asian="12pt" style:font-style-asian="normal" style:font-weight-asian="normal" style:font-size-complex="12pt" style:font-style-complex="normal" style:font-weight-complex="normal"/>
    </style:style>
    <style:style style:name="T22" style:family="text">
      <style:text-properties officeooo:rsid="00024fbe"/>
    </style:style>
    <style:style style:name="T23" style:family="text">
      <style:text-properties officeooo:rsid="00033e5c"/>
    </style:style>
    <style:style style:name="T24" style:family="text">
      <style:text-properties officeooo:rsid="0004ce73"/>
    </style:style>
    <style:style style:name="T25" style:family="text">
      <style:text-properties officeooo:rsid="00084f0f"/>
    </style:style>
    <style:style style:name="T26" style:family="text">
      <style:text-properties officeooo:rsid="0009b34e"/>
    </style:style>
    <style:style style:name="T27" style:family="text">
      <style:text-properties officeooo:rsid="000d2c2c"/>
    </style:style>
    <style:style style:name="T28" style:family="text">
      <style:text-properties fo:language="de" fo:country="DE" officeooo:rsid="000f9129"/>
    </style:style>
    <style:style style:name="T29" style:family="text">
      <style:text-properties fo:language="de" fo:country="DE" officeooo:rsid="0010a4c7"/>
    </style:style>
    <style:style style:name="T30" style:family="text">
      <style:text-properties fo:language="de" fo:country="DE" officeooo:rsid="001174bf"/>
    </style:style>
    <style:style style:name="T31" style:family="text">
      <style:text-properties fo:language="de" fo:country="DE" officeooo:rsid="0018c596"/>
    </style:style>
    <style:style style:name="T32" style:family="text">
      <style:text-properties fo:language="de" fo:country="DE" officeooo:rsid="00199525"/>
    </style:style>
    <style:style style:name="T33" style:family="text">
      <style:text-properties officeooo:rsid="001174bf"/>
    </style:style>
    <style:style style:name="T34" style:family="text">
      <style:text-properties style:font-name="Times New Roman" fo:language="de" fo:country="DE" officeooo:rsid="001174bf"/>
    </style:style>
    <style:style style:name="T35" style:family="text">
      <style:text-properties style:font-name="Times New Roman" fo:language="de" fo:country="DE" officeooo:rsid="0012c15a"/>
    </style:style>
    <style:style style:name="T36" style:family="text">
      <style:text-properties officeooo:rsid="00199525"/>
    </style:style>
    <style:style style:name="T37" style:family="text">
      <style:text-properties officeooo:rsid="001e6d26"/>
    </style:style>
    <style:style style:name="T38" style:family="text">
      <style:text-properties officeooo:rsid="0028097d"/>
    </style:style>
    <style:style style:name="T39" style:family="text">
      <style:text-properties officeooo:rsid="0029a565"/>
    </style:style>
    <style:style style:name="T40" style:family="text">
      <style:text-properties officeooo:rsid="002edefd"/>
    </style:style>
    <style:style style:name="T41" style:family="text">
      <style:text-properties officeooo:rsid="00315f6b"/>
    </style:style>
    <style:style style:name="T42" style:family="text">
      <style:text-properties officeooo:rsid="0038fdff"/>
    </style:style>
    <style:style style:name="T43" style:family="text">
      <style:text-properties officeooo:rsid="003d8a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esign und <text:span text:style-name="T22">R</text:span>ealisierung von Web-Frontends unter Verwendung von AngularJS</text:p>
      <text:p text:style-name="P6"/>
      <text:p text:style-name="P6"/>
      <text:p text:style-name="P8">Autor: Martin Petzold</text:p>
      <text:p text:style-name="P8"/>
      <text:h text:style-name="P46" text:outline-level="1">Inhaltsverzeichnis</text:h>
      <text:list xml:id="list804373780736041764" text:style-name="L1">
        <text:list-item>
          <text:p text:style-name="P19">Autorenreferat</text:p>
        </text:list-item>
        <text:list-item>
          <text:p text:style-name="P19">Vorarbeit</text:p>
        </text:list-item>
        <text:list-item>
          <text:p text:style-name="P19">Einleitung</text:p>
        </text:list-item>
        <text:list-item>
          <text:p text:style-name="P20">Analyse der Gegebenheiten und Konzeption der Webseite</text:p>
        </text:list-item>
        <text:list-item>
          <text:p text:style-name="P19">Serverentwicklung</text:p>
          <text:list>
            <text:list-item>
              <text:p text:style-name="P19">Rest-Schnittstelle</text:p>
            </text:list-item>
            <text:list-item>
              <text:p text:style-name="P19">Entityanpassung für <text:span text:style-name="T42">die REST-Verarbeitung</text:span></text:p>
            </text:list-item>
          </text:list>
        </text:list-item>
        <text:list-item>
          <text:p text:style-name="P19">Webseitenentwicklung</text:p>
          <text:list>
            <text:list-item>
              <text:p text:style-name="P25">Bibliothekeneinbindung</text:p>
            </text:list-item>
            <text:list-item>
              <text:p text:style-name="P21">Technologieerklärung<text:span text:style-name="T43">en</text:span></text:p>
              <text:list>
                <text:list-item>
                  <text:p text:style-name="P26">Module</text:p>
                </text:list-item>
                <text:list-item>
                  <text:p text:style-name="P21">Binding</text:p>
                </text:list-item>
                <text:list-item>
                  <text:p text:style-name="P21">Services</text:p>
                </text:list-item>
                <text:list-item>
                  <text:p text:style-name="P21">Injektion Kontroller</text:p>
                </text:list-item>
                <text:list-item>
                  <text:p text:style-name="P21">Methoden- und Variablenüberlagerung HTML-Kontroller</text:p>
                </text:list-item>
                <text:list-item>
                  <text:p text:style-name="P22">Bootstrap</text:p>
                </text:list-item>
                <text:list-item>
                  <text:p text:style-name="P22">weitere verwendete Technologien </text:p>
                </text:list-item>
              </text:list>
            </text:list-item>
            <text:list-item>
              <text:p text:style-name="P19">Wiederkehrende Komponenten</text:p>
            </text:list-item>
            <text:list-item>
              <text:p text:style-name="P19"><text:span text:style-name="T23">Au</text:span>stauschbare Komponenten</text:p>
              <text:list>
                <text:list-item>
                  <text:p text:style-name="P23">Kachelauswahlanzeige</text:p>
                </text:list-item>
                <text:list-item>
                  <text:p text:style-name="P23">Einzelkomponentenanzeige</text:p>
                </text:list-item>
              </text:list>
            </text:list-item>
            <text:list-item>
              <text:p text:style-name="P23">Interne Verknüpfungen</text:p>
              <text:list>
                <text:list-item>
                  <text:p text:style-name="P23">Anzeigeverknüpfungen</text:p>
                </text:list-item>
                <text:list-item>
                  <text:p text:style-name="P23">Weiterleitungen</text:p>
                </text:list-item>
              </text:list>
            </text:list-item>
            <text:list-item>
              <text:p text:style-name="P23"><text:s/><text:span text:style-name="T24">Style Zentralisierung</text:span></text:p>
            </text:list-item>
          </text:list>
        </text:list-item>
        <text:list-item>
          <text:p text:style-name="P24">Ausblick</text:p>
          <text:list>
            <text:list-item>
              <text:p text:style-name="P24">Übersichten mit Seiten</text:p>
            </text:list-item>
            <text:list-item>
              <text:p text:style-name="P24">Validierung von Eingaben</text:p>
            </text:list-item>
            <text:list-item>
              <text:p text:style-name="P24">Templatisierung von Eingabefeldern</text:p>
              <text:p text:style-name="P24"/>
            </text:list-item>
          </text:list>
        </text:list-item>
      </text:list>
      <text:h text:style-name="P47" text:outline-level="1" text:restart-numbering="true" text:start-value="-1">Autorenreferat</text:h>
      <text:p text:style-name="P1"/>
      <text:p text:style-name="P2">Ziel dieser Arbeit war es aufgrund eines Bank-Beispielservers eine Webseite zu entwickeln , die es ermöglicht die Serverdaten Ansprechend anzuzeigen ,zu manipulieren und zu <text:span text:style-name="T26">v</text:span>erknüpfen.</text:p>
      <text:p text:style-name="P2"><text:span text:style-name="T26">Bei diesem Projekt</text:span> war die Hauptaufgabe <text:span text:style-name="T26">eine</text:span> Webseite unter Verwendung des AngularJS Framework zu realisieren. Als weitere Bedingungen für die Realisierung waren eine Stilistische Anlehnung an eine vorherige Arbeit auf Grundlage des Play-Frameworks und die Kommunikation mit dem Server über eine Restschnittstelle gegeben. </text:p>
      <text:p text:style-name="P3">Das zu Verwendete AngularJS Framework ist ein von Google Entwickeltes HTML- und Javascript-<text:span text:style-name="T27">F</text:span>ramework für Single-Page-Webanwendungen <text:span text:style-name="T33">[NGOB21]</text:span>. In meinem Projekt übernimmt es die Restkommunikation mit dem Server , sowie die Steuerung und Datenkommunikation der einzelnen HTML Komponenten. </text:p>
      <text:p text:style-name="P2">Bei der Stilistischen Umsetzung <text:s/>des Projekts habe ich als Grundlage das Bootstrap CSS Framework verwendet, welches schon viele für mich nutzbare Komponenten enthält, die aber im Verlauf der Entwicklung noch Angepasst werden mussten. <text:s/><text:span text:style-name="T25">Zur Realisierung habe ich mich für </text:span><text:span text:style-name="T2">die Programmierschnittstelle Java API for RESTful Web services entschieden da diese mit geringem aufwand in das vorhandene Serverprojekt einzubinden war und die Anforderungen an die REST-Schnittstelle vollkommen abdeckt. </text:span></text:p>
      <text:p text:style-name="P5"><text:span text:style-name="T2">D</text:span><text:span text:style-name="T1">abei ist abschließend noch zu sagen das es bereits Umsetzungen ähnlicher Websiten mit Java-Server-Faces und mit dem Play-Framework gab. Daraus Ergibt sich das Dieses Projekt auch als Vergleich zwecks Aufwand , Erlernbarkeit und Ergebniss gegenüber diesen Umsetzungen gedacht ist.</text:span></text:p>
      <text:p text:style-name="P4"/>
      <text:h text:style-name="P48" text:outline-level="1">Vorarbeit</text:h>
      <text:p text:style-name="P27"/>
      <text:p text:style-name="P13"><text:span text:style-name="T28">Die Vorarbeit an diesem Projekt Lässt sich in </text:span><text:span text:style-name="T32">zwei</text:span><text:span text:style-name="T28"> Teilgebiete einteilen, erstens </text:span><text:span text:style-name="T29">Einrichten der IDE, Zweitens Einbindung und Initialisierung der Projekte . </text:span></text:p>
      <text:p text:style-name="P13"><text:span text:style-name="T30">Das einrichten der IDE Umfasste als erste</text:span><text:span text:style-name="T31">n</text:span><text:span text:style-name="T30"> <text:s/></text:span><text:span text:style-name="T31">S</text:span><text:span text:style-name="T30">chritt , </text:span><text:span text:style-name="T31">den Prozess </text:span><text:span text:style-name="T30"><text:s/>eine geignete </text:span><text:span text:style-name="T31">Entwicklungsumgebung</text:span><text:span text:style-name="T30"> zu finden. Aufgrund meiner bisherigen Erfahrungen im Studium ,der Sichtung einer Topliste der </text:span><text:span text:style-name="T31">Entwicklungsumgebungen</text:span><text:span text:style-name="T30"> [DS14] <text:s/>zum Entwickeln von Angularjs und der Tatsache das das verwendete Serverprojekt bereits in Eclipse Entwickelt wurde , fiel die Entscheidung auf Eclipse in der zu dem Momentanen Zeitpunkt modernsten Version Luna. </text:span><text:span text:style-name="T34">Weiterhin </text:span><text:span text:style-name="T35">wurde Die Eclipse IDE mit diversen Tools Erweitert. </text:span></text:p>
      <text:p text:style-name="P11"><text:span text:style-name="T16">U</text:span><text:span text:style-name="T15">m die Notationen der </text:span><text:span text:style-name="T17">v</text:span><text:span text:style-name="T15">om Angularjs-Framework benutzten Programierbefehle später Validieren zu können und eine Übersicht der der erstellten Komponeten zu erhalten wurde die Eclipse Erweiterung AngularJS Eclipse Plugin verwendet. Welche die Vali</text:span><text:span text:style-name="T17">d</text:span><text:span text:style-name="T15">ierung und Autovervollständigung der AngularJS Befehle sowohl im JavaScript- als auch im HTML-Code Übernimmt </text:span><text:span text:style-name="T17">[ZA14] sowie einen Angular Explorer bereitstellt</text:span><text:span text:style-name="T15">. Diese Erweiterung basiert dabei auf der Tern Eclipse IDE für Eclipse und erweitert diese.</text:span></text:p>
      <text:p text:style-name="P28">Die zweite verwendete Eclipse Erweiterung Jboss Tools Luna , unterstützte die Einrichtung und Installation eines Wildfly Servers und die Einbindung des auf Maven Basierenden Serverprojektes. Der damit zu Installierende Wildfly Anwendungs Server, ist die Softwarekomponente des Projektes auf dem sowohl der die Serversoftware als auch das AngularJS Projekt laufen. Weiterhin übernimmt dieser Server die Verbindung <text:s/>zur Datenbank.</text:p>
      <text:p text:style-name="P12"><text:span text:style-name="T15">Als Letzten Punkt der im weiteren Sinne der Einrichtung der IDE Zuzuordnen ist, </text:span><text:span text:style-name="T18">ist zu nennen das zur Fehleranlyse des Webseitencodes die Google Chrome Konsole verwendet wurde. Der Fehlercode von Angularjs in der Browserkonsole erwies sich als ausreichend, um Fehlerart und Quelle bei Tests zu bestimmen. </text:span><text:span text:style-name="T19">Weiterhin wurde im Chrome Browser das Tool Cache Killer verwendet um bei Änderungen der entwickelten Webseite immer die Aktuelle Version vom Server und keine veraltete aus dem </text:span><text:span text:style-name="T20">Temporären Speicher des Web-Browsers zu erhalten</text:span><text:span text:style-name="T19">.</text:span></text:p>
      <text:p text:style-name="P14"><text:span text:style-name="T19">N</text:span><text:span text:style-name="T15">ach Auswahl und Einrichtung der Entwicklungsumgebung mit ihren sämtlichen Komponenten, musste das Vorhandene Serverprojekt eingebunden , sowie ein Projekt für die Webanwendung Initialisiert werden. Diese erste Projektstruktur wurde genutzt um die Einbindungmethoden der verschieden Bibliotheken zu testen und die Funktionsweise der verwendeten Bibliotheken für die Restanbindung zu analysieren. </text:span><text:span text:style-name="T21">Auch wurde bei der Arbeit mit diesen Test-Komponenten die Entscheidung getroffen beide Projekte auf den zuvor erwähnten Wildfly Server auszuführen, da es Berechtigungskomplikationen gab. Diese Berechtigungsprobleme Traten allerdings nur bei Serverübergreifenden Rest-Abfragen auf. Ein weiterer Punkt für die Entscheidung für das Ein-Server Konzept war der Geringere Wartungs und Recoursenaufwand.</text:span></text:p>
      <text:p text:style-name="P29"/>
      <text:p text:style-name="P30"/>
      <text:p text:style-name="P31"/>
      <text:p text:style-name="P7"/>
      <text:h text:style-name="P49" text:outline-level="1">Einleitung</text:h>
      <text:p text:style-name="P15">Die Entwicklung der AngularJS Webanwendung <text:span text:style-name="T37">hat zum Ziel eine Einzelwebseitenanwendung , für eine Bankanwendung bereitzustellen. Dabei soll die Website Stilistisch an einer Realisierung mit dem Play-Framework angelehnt sein. Weiterhin soll in Erfahrung gebracht werden mit welchem Programmiertechnischen Aufwand die Webseite mit dem AngularJS-Framework zu realisieren ist. <text:s/>Dabei soll das entstandene Projekt eine Grundlage bilden um mit anderen modernen Frameworks und Techniken der Webseitenentwicklung verglichen werden zu können. Beispiele für einen Vergleich sind die Java-Server-Faces, das Play-Framework, Das NodeJS Framework und HTML5. Wobei diese Arbeit nur die Grundlage für einen Vergleich und nicht dessen Durchführung beinhaltet. Im Vordergrund steht die Entwicklung der Webseite und der dabei genutzten Technologien und deren Umsetzung. Damit einhergehende Anforderungen sind die Übertragung bereits bekannter Programmierkonzepte in das Framework, sowie die Analyse weiterer Möglichkeiten des Frameworks. Am Anfang der Entwicklung waren die Auszugebenden Daten und Beispiele der stilistischen Umsetzung des Play-Frameworks gegeben.</text:span></text:p>
      <text:p text:style-name="P32">Aus diesen Vorgaben <text:s/>musste eine Konzept erstellte werden wie die spätere Umsetzung aussehen könnte und welche Daten für die Nutzung der Anzeige bereitzustellen waren. Die Bereitstellung der Daten sollte nach den Vorgaben über eine REST-Schnittstelle erfolgen. Bei deren Umsetzung zu analysieren war welche Datengrundelemente direkt erfragt werden können und Welche abhängig von anderen Mitgeliefert werden. Es wurde im Verlauf der Entwicklung klar , dass Einige zur Konzeptionierung der REST-Schnittstelle angenommenen Einzelabfragen von Daten durch Abhängigkeiten bereits abgedeckt wurden.</text:p>
      <text:p text:style-name="P16">Anschließend an die Entwicklung der Serverseitigen Restanbindung zum senden von Daten an die Anzeigeseite, erfolgte die Umsetzung der in allen Ansichten Wiederkehrenden Webseitenkomponenten. Die Realisierung dieser Programmteile, beinhaltete auch eine Kommunikationsschnittstelle um untereinander und mit den späteren konkreten Datenanzeigekomponenten kommunizieren zu können. Dazu musste ein System der Anwendungsweiten Datenübertragung entwickelt werden.</text:p>
      <text:p text:style-name="P32">Nach Entwicklung dieser Anwendungskomponenten wurden nach und nach die Konkreten Anzeigeseiten für Datenobjekte Entwickelt. Als erster Schritt einer Anzeigekomponente stand immer die Erstellung einer Übersicht von Gleichartigen Datenobjekten, womit auch gleich die Datenobjektübersichtsabfrage der Restschnittstelle eingebunden, getestet und ausgewertet wurde. Danach war eine Weiterleitung von diesen Übersichten zur Erstellungs- Anzeige- und Manipulationsübersicht eines Konkreten Datenobjektes zu erstellen. </text:p>
      <text:p text:style-name="P16"><text:span text:style-name="T38">Dabei waren diese Übersichten keine reinen anzeigenden Ansichtskomponenten sie enthielten auch Funktionen zur Datenmanipulation. </text:span>Diese Einzelobjektseiten erforderten eine Weiterentwicklung der Restschnittstelle bezüglich der Speicherung von manipulierten, neu erstellten und gelöschten Datenobjekten.</text:p>
      <text:p text:style-name="P17">Am Ende der Entwicklung all dieser Komponenten mussten diese noch miteinander verknüpft werden <text:span text:style-name="T39">und eine Service erstellt werden der Styledaten für die Anzeigeseiten verwaltet. Wobei die Verknüpfung der einzelnen Anzeigeseiten auf <text:s/>zwei verschiedene Arten erfolgte. Erstens Verknüpfung als bedingter Link der die Funktion ermöglicht andere zum Objekt gehörige Objekte in einer Eigenen Ansicht anzuzeigen und zweitens bedingte Ansichten wobei Ausschnitte anderer Objektsichten und Objektübersichten als teil der Ursprünglichen Objektsicht genutzt wurden.</text:span></text:p>
      <text:p text:style-name="P18"><text:span text:style-name="T21">U</text:span><text:span text:style-name="T15">nter anderem traten während der Entwicklung der REST-Schnitstelle auch einige neue Anforderungen zur Anpassung des Servers, einmal auf um Ringbezüge in den gesendeten Daten zu verhindern und um die zu sendenden Daten aufzubereiten.</text:span></text:p>
      <text:h text:style-name="P50" text:outline-level="1">Analyse der Gegebenheiten und Konzeption der Website</text:h>
      <text:p text:style-name="P9">Am Anfang der Entwicklung des Projektes waren das Bank-Applikationserver-Projekt und einige Bildschirmfotos der Umsetzung mit dem Play-Framework gegeben. Sowie eine Klassen-/Tabellenstruktur der Entitäten des Datenbankservers. </text:p>
      <text:p text:style-name="P9">Weiterhin war bekannt das auf die Server Daten per REST-Schnittstelle zugegriffen werden sollte , deren Entwicklung ebenfalls Gegenstand dieser Arbeit ist. Dabei ist bekannt das eine REST Schnitstelle <text:s/>über die Befehle GET <text:s/>anfordern von Recourcen , POST erstellen von <text:span text:style-name="T36">Analyse der Gegebenheiten und Konzeption der Webseite</text:span> ,PUT Manipulation von <text:span text:style-name="T36">Analyse der Gegebenheiten und Konzeption der Webseite</text:span> und DELETE löschen von Recourcen verfügen sollte. Somit wurde angenommen das diese REST-Befehle für jede Entität Umzusetzen sind. <text:s/><text:span text:style-name="T40">Das Server-Projekt war in JAVA-EE Entwickelt worden, woraus sich ergab das die Umsetzung der REST-Funktionalität aus dem JAVA-EE Umfeld eine gute Lösungsmöglichkeit ist. </text:span></text:p>
      <text:p text:style-name="P10">Aus dem Bildschirmfotos der Play-Framework -Entwicklung konnten die Webseitenkomponenten in wiederkehrende Komponenten und austauschbare Komponenten unterteilt werden. <text:s/>Wiederkehrende Komponenten waren hierbei die Kopfleiste, die Linke Navigationsleiste und die Breadcrumleiste mit eventueller Suche. Als austauschbare Komponenten wurden die Übersichten über Datenbankobjekte, die Einzelanzeigen solcher Objekte und die Überweisungsansichten deklariert. Dabei sieht das Konzept der austauschbaren Komponenten vor den gesamten Inhalt dieser Komponenten mit eventueller vorher getroffener Filterung auszutauschen, und eventuelle Navigationschritte sinnvoll in der Breadcrumleiste Anzuzeigen. </text:p>
      <text:h text:style-name="P44" text:outline-level="1">Serverentwicklung</text:h>
      <text:h text:style-name="P40" text:outline-level="2">Rest-Schnittstelle</text:h>
      <text:p text:style-name="P34"><text:span text:style-name="T41">Wie schon aus der Analyse ersichtlich mussten bei der Entwicklung der REST-Schnittstelle die vier Befehle GET, POST, PUT und DELETE für die Entitäten Realisiert werden. Dazu wurde das <text:s/></text:span><text:span text:style-name="T4">Java API for RESTful Web services </text:span><text:span text:style-name="T9">Framework verwendet. </text:span><text:span text:style-name="T6">Es</text:span><text:span text:style-name="T5"> wurde festgelegt das die Restkomunikation der einzelnen Entitäten des Servers über den Dateipfad „Servername“/rest/“Entitäts</text:span><text:span text:style-name="T6">typ</text:span><text:span text:style-name="T5">name“+REST erfolgen , somit ein Standard entsteht. </text:span><text:span text:style-name="T6">Weitere Festlegungen zum Erweiterung dieses Standarts waren, dass beim Senden eines GET Befehls an den Dateipfad eine Liste aller Verfügbaren Entitäten des Entitättypes zurückgegeben wird. Wenn allerdings nur eine Bestimmte Entität des Types Gesendet werden soll muss der Dateipfad um /“id“ <text:s/>erweitert werden. Diese Erweiterung des Dateipfades findet auch beim Löschen einer Entität Anwendung. Für die Befehle POST und PUT muss dies nicht erfolgen, da beim POST Befehl der Server selbständig eine ID vergibt und beim PUT Befehl die ID bereits in den versendeten Daten vorhandensein muss. </text:span><text:span text:style-name="T7">Zunächst wurde</text:span><text:span text:style-name="T6"> </text:span><text:span text:style-name="T7">ein REST-Service für jede Entität des Servers erstellt. </text:span><text:span text:style-name="T8">Im Verlauf der späteren Entwicklung stellte sich aber heraus, dass nur für die Entitäten Customer , Abstractaccount und Bank ein solcher Service benötigt wurde. Die Eingrenzung auf diese drei Services Begründet sich daraus das alle anderen Daten indirekt, über diese Entitäten ausgelesen, gespeichert und gelöscht werden konnten. Bei der Abfrage von Entitäten war es allerdings ein Kernpunkt die Abhängigen Entitäten richtig zu Initialisieren ,da es sonst zu Fehlern oder Datenverlust kommen kann. Welche Methode der Services welchen REST-Befehlen entspricht wurde mittels Annotation des Jax-RS Frameworks realisiert. Die so entwickelte Restschnittstelle kann sowohl Dateien im JSON </text:span><text:soft-page-break/><text:span text:style-name="T8">und im XML Format verarbeiten und produzieren. Sie ist damit auch für spätere Anwendungen und Projekte leicht anzupassen.</text:span></text:p>
      <text:p text:style-name="P34"><text:span text:style-name="T8"/></text:p>
      <text:h text:style-name="P41" text:outline-level="2"><text:span text:style-name="T10">Entityanpassung für </text:span><text:span text:style-name="T11">die REST-Verarbeitung</text:span></text:h>
      <text:p text:style-name="P35"><text:span text:style-name="T11">D</text:span><text:span text:style-name="T3">amit die Serverdaten korrekt und mit geringem Aufwand von der REST-Schnittstelle und somit auch später von der Webanwendung verarbeitet werden konnten waren noch einige Anpassungen nötig. Um die Ausgabe der Daten als XML zu ermöglichen musste in jedem Entitätstyp ein XML-Root Element eingepflegt werden. Weiterhin mussten damit die indirekte Abfrage von Entitäten sogenannte Endelemente mit einer Annotation festgelegt werden. Da es sonst zu Schleifenbezügen in der Erstellung der Ausgabedaten und somit zu Fehlern kam. Ein Beispiel aus dem Projekt ist die eins zu eins Beziehung der Entitätstypen Contact und Address , in diesem Fall wurde Address als Endelement festgelegt. </text:span><text:span text:style-name="T12">Weil bei Abfrage des Contacts die Address indirekt mitgesendet wurde , welche wiederum den Contact sendet usw. Da aber Anhand des Aufbaus <text:s/>der Datenstruktur nur ein Contact eine Address anfordern konnte , wurde Adress als Endelement gesetzt da die Abfrage welcher Contact zu einer bestimmten Address gehört zu keinem Zeitpunkt auftrat.</text:span></text:p>
      <text:p text:style-name="P35"><text:span text:style-name="T12"/></text:p>
      <text:h text:style-name="P45" text:outline-level="1"><text:span text:style-name="T12">Webseitenentwicklung</text:span></text:h>
      <text:h text:style-name="P42" text:outline-level="2"><text:span text:style-name="T12">B</text:span><text:span text:style-name="T3">ibliothekeneinbindung</text:span></text:h>
      <text:p text:style-name="P36"><text:span text:style-name="T11">U</text:span><text:span text:style-name="T3">m die beiden Bibliotheken des AngularJS und des BootstrapCSS Frameworks in die <text:s/>spätere <text:s/>Webanwendung einzubinden waren mehrere Schritte notwendig. Da die Webanwendung auch ohne Internetanbindung funktionieren sollte war eine Einbindung über die Entwicklerdatenbanken der Frameworks ausgeschlossen. Nach einiger Recherche fiel die Entscheidung auf eine Einbindung bei der die Bibliotheken in den Webcontent Recoursen des Projektes abgelegt wurden. Dabei war es für die Verwendung der Bibliotheken in der späteren Webanwendung nur nötig , die benötigten Files mittels HTML script Aufruf in der Hauptseite der Anwendung einzubinden.</text:span></text:p>
      <text:p text:style-name="P36"><text:span text:style-name="T3"/></text:p>
      <text:h text:style-name="P43" text:outline-level="2"><text:span text:style-name="T3">Technologieerklärungen</text:span></text:h>
      <text:p text:style-name="P37"><text:span text:style-name="T13">D</text:span><text:span text:style-name="T3">as Kapitel der Technologieerklärung dient dazu um die in den Webseitenkomponenten verwendeten Technologien allgemein zu darzustellen. Damit diese dann im Kontext der einzelnen Komponenten nur noch in ihrer Speziellen Funktion eingeordnet werden müssen. Somit werden hier die Wissensgrundlagen dargelegt um die Funktionsweise der Einzelenen Komponenten zu verstehen.</text:span></text:p>
      <text:h text:style-name="P39" text:outline-level="3"><text:span text:style-name="T14">M</text:span><text:span text:style-name="T3">odul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35in" fo:margin-bottom="0.8in" fo:margin-left="1.3799in" fo:margin-right="0.5902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9M31S</meta:editing-duration>
    <meta:editing-cycles>45</meta:editing-cycles>
    <meta:generator>LibreOffice/4.2.1.1$Windows_x86 LibreOffice_project/d7dbbd7842e6a58b0f521599204e827654e1fb8b</meta:generator>
    <dc:date>2015-01-20T21:30:51.094000000</dc:date>
    <meta:document-statistic meta:table-count="0" meta:image-count="0" meta:object-count="0" meta:page-count="7" meta:paragraph-count="68" meta:word-count="1939" meta:character-count="14879" meta:non-whitespace-character-count="13020"/>
    <meta:user-defined meta:name="Info 1"/>
    <meta:user-defined meta:name="Info 2"/>
    <meta:user-defined meta:name="Info 3"/>
    <meta:user-defined meta:name="Info 4"/>
  </office:meta>
</office:document-meta>
</file>